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Networking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Menghubungkan dua atau lebih perangkat untuk saling berbagi sumber daya.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stilah pada Networking</text:p>
          </draw:text-box>
        </draw:frame>
        <draw:frame presentation:style-name="pr7" draw:text-style-name="P1" draw:layer="layout" svg:width="25.2cm" svg:height="12.179cm" svg:x="1.4cm" svg:y="5cm" presentation:class="subtitle">
          <draw:text-box>
            <text:list text:style-name="L4">
              <text:list-item>
                <text:p text:style-name="P1">IP Address</text:p>
              </text:list-item>
              <text:list-item>
                <text:p text:style-name="P1">Protocol</text:p>
              </text:list-item>
              <text:list-item>
                <text:p text:style-name="P1">Port Number</text:p>
              </text:list-item>
              <text:list-item>
                <text:p text:style-name="P1">MAC Address</text:p>
              </text:list-item>
              <text:list-item>
                <text:p text:style-name="P1">Connection-oriented dan Connection-less</text:p>
              </text:list-item>
              <text:list-item>
                <text:p text:style-name="P1">Sock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list text:style-name="L5">
                <text:list-item>
                  <text:p><text:span text:style-name="T1">IP Addres : alamat perangkat di jaringan</text:span></text:p>
                </text:list-item>
                <text:list-item>
                  <text:p><text:span text:style-name="T1">Protocol: aturan dasar yang diikuti untuk dapat saling berkomunikasi</text:span></text:p>
                </text:list-item>
                <text:list-item>
                  <text:p><text:span text:style-name="T1">Port Number: identitas layanan</text:span></text:p>
                </text:list-item>
                <text:list-item>
                  <text:p><text:span text:style-name="T1">MAC Address : alamat fisik kartu jaringan</text:span></text:p>
                </text:list-item>
                <text:list-item>
                  <text:p><text:span text:style-name="T1">Connection-oriented: ada balasan yang dikirimkan oleh penerima/client</text:span></text:p>
                </text:list-item>
                <text:list-item>
                  <text:p><text:span text:style-name="T1">Connectionless: tidak ada balasan yang dikirimkan oleh penerima/client</text:span></text:p>
                </text:list-item>
                <text:list-item>
                  <text:p><text:span text:style-name="T1">Socket: titik paling luar sebagai penghubung komunikasi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Socket Programming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header>
                <text:p>Yang perlu diketahui</text:p>
              </text:list-header>
              <text:list-item>
                <text:p>Alamat IP Server</text:p>
              </text:list-item>
              <text:list-item>
                <text:p>Por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Praktek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Implementasi Socket dan ServerSocket, client mengirimkan pesan ke server</text:p>
              </text:list-item>
              <text:list-item>
                <text:p>Implementasi echo server</text:p>
              </text:list-item>
              <text:list-item>
                <text:p>Implementasi kelas URL</text:p>
              </text:list-item>
              <text:list-item>
                <text:p>Implementasi kelas URLConnection</text:p>
              </text:list-item>
              <text:list-item>
                <text:p>Implementasi kelas HttpURLConnection</text:p>
              </text:list-item>
              <text:list-item>
                <text:p>Implementasi kelas InetAddr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Tuga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Buat kelas Server yang akan menerima objek User dari Client</text:p>
              </text:list-item>
              <text:list-item>
                <text:p>Kelas ini memiliki objek collection yang berisi nama user</text:p>
              </text:list-item>
              <text:list-item>
                <text:p>Buat kelas Client yang mengirimkan objek User ke Server</text:p>
              </text:list-item>
              <text:list-item>
                <text:p>Bila data user yang dikirimkan client ada di server (disimpan di Collection), ucapkan “selamat datang”, bila tidak ada “selamat jalan”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4-04T15:49:02.098492261</dc:date>
    <meta:editing-duration>PT20H14M55S</meta:editing-duration>
    <meta:editing-cycles>49</meta:editing-cycles>
    <meta:generator>LibreOffice/4.2.8.2$Linux_X86_64 LibreOffice_project/420m0$Build-2</meta:generator>
    <dc:creator>P Tamami</dc:creator>
    <meta:document-statistic meta:object-count="70"/>
  </office:meta>
</office:document-meta>
</file>